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23820" officeooo:paragraph-rsid="0012382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23820" officeooo:paragraph-rsid="0012382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42fb" officeooo:paragraph-rsid="0012382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42fb" officeooo:paragraph-rsid="001a8ff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7cd5" officeooo:paragraph-rsid="001be04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7cd5" officeooo:paragraph-rsid="00236bb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8ff1" officeooo:paragraph-rsid="001a8ff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6bbe" officeooo:paragraph-rsid="00236bb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d494" officeooo:paragraph-rsid="0023d49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7cd5" officeooo:paragraph-rsid="002771d7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42fb" officeooo:paragraph-rsid="002771d7" style:font-size-asian="14pt" style:font-weight-asian="normal" style:font-size-complex="14pt" style:font-weight-complex="normal"/>
    </style:style>
    <style:style style:name="T1" style:family="text">
      <style:text-properties officeooo:rsid="001c5b2c"/>
    </style:style>
    <style:style style:name="T2" style:family="text">
      <style:text-properties officeooo:rsid="001f5822"/>
    </style:style>
    <style:style style:name="T3" style:family="text">
      <style:text-properties officeooo:rsid="00236bbe"/>
    </style:style>
    <style:style style:name="T4" style:family="text">
      <style:text-properties officeooo:rsid="002771d7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电子菜单</text:p>
      <text:p text:style-name="P2">为店家提供一个个人网站. 用来展示他们的菜品,价格,信息. 内置可用的菜品, 用户也可以创建个人菜品(图片,名称,价格).可有多个样式的菜单可选和菜品的展示样式.</text:p>
      <text:p text:style-name="P2"/>
      <text:p text:style-name="P2">初期预算: 用户注册账号, 用户的店面首页(用于菜单的显示),个人页面用来管理用户个人菜单的菜品,添加,删除,修改.</text:p>
      <text:p text:style-name="P2"/>
      <text:p text:style-name="P2">/用户名 <text:tab/>:店面首页,展示用户所有的产品</text:p>
      <text:p text:style-name="P2">/admin <text:s/><text:tab/>:用户名+密码 <text:s/>- 管理界面</text:p>
      <text:p text:style-name="P3"/>
      <text:p text:style-name="P3"/>
      <text:p text:style-name="P5">用户修该个人资料， <text:span text:style-name="T1">60%</text:span></text:p>
      <text:p text:style-name="P6">菜品图片上传，主图片<text:span text:style-name="T2">100%，</text:span></text:p>
      <text:p text:style-name="P5">菜品分类：基本分类 <text:span text:style-name="T4">100%</text:span>，人性化分类，多类型．</text:p>
      <text:p text:style-name="P6">菜品可用性，</text:p>
      <text:p text:style-name="P11">创建购物清单.</text:p>
      <text:p text:style-name="P10">poner destacado,<text:span text:style-name="T3">oferta etc....</text:span></text:p>
      <text:p text:style-name="P10">hacer estilo de la carta.</text:p>
      <text:p text:style-name="P3"/>
      <text:p text:style-name="P3"/>
      <text:p text:style-name="P3"/>
      <text:p text:style-name="P3"/>
      <text:p text:style-name="P7">可添加功能：<text:line-break/><text:tab/>营业时间</text:p>
      <text:p text:style-name="P4"><text:tab/></text:p>
      <text:p text:style-name="P4"><text:tab/>地址添加谷歌地图.</text:p>
      <text:p text:style-name="P8"><text:tab/>菜品副图</text:p>
      <text:p text:style-name="P9"><text:tab/>点单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5:16:50.622691043</meta:creation-date>
    <meta:generator>LibreOffice/6.0.7.3$Linux_X86_64 LibreOffice_project/00m0$Build-3</meta:generator>
    <dc:date>2020-06-07T00:19:28.968819148</dc:date>
    <meta:editing-duration>PT7H26M32S</meta:editing-duration>
    <meta:editing-cycles>12</meta:editing-cycles>
    <meta:document-statistic meta:table-count="0" meta:image-count="0" meta:object-count="0" meta:page-count="1" meta:paragraph-count="17" meta:word-count="257" meta:character-count="340" meta:non-whitespace-character-count="313"/>
  </office:meta>
</office:document-meta>
</file>